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ca96d" officeooo:paragraph-rsid="000ca96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ca96d" officeooo:paragraph-rsid="000ca96d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paragraph-rsid="000ca96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paragraph-rsid="000cd7e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7f332" officeooo:paragraph-rsid="000cd7e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3f510" officeooo:paragraph-rsid="0033f51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3f510" officeooo:paragraph-rsid="0035973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5973e" officeooo:paragraph-rsid="0035973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5973e" officeooo:paragraph-rsid="0035973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5dd3b" officeooo:paragraph-rsid="0035dd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5dd3b" officeooo:paragraph-rsid="0035dd3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69e8a" officeooo:paragraph-rsid="00369e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369e8a" officeooo:paragraph-rsid="00369e8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3f510" officeooo:paragraph-rsid="0033f510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5dd3b" officeooo:paragraph-rsid="0035dd3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8304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9294a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8304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9294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383042" officeooo:paragraph-rsid="003b65d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35973e"/>
    </style:style>
    <style:style style:name="T1" style:family="text">
      <style:text-properties officeooo:rsid="000ca96d"/>
    </style:style>
    <style:style style:name="T2" style:family="text">
      <style:text-properties officeooo:rsid="000cd7ec"/>
    </style:style>
    <style:style style:name="T3" style:family="text">
      <style:text-properties fo:font-weight="bold" officeooo:rsid="000cd7ec" style:font-weight-asian="bold" style:font-weight-complex="bold"/>
    </style:style>
    <style:style style:name="T4" style:family="text">
      <style:text-properties fo:font-weight="bold" officeooo:rsid="0033f51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9294a" style:font-weight-asian="normal" style:font-weight-complex="normal"/>
    </style:style>
    <style:style style:name="T7" style:family="text">
      <style:text-properties fo:font-weight="normal" officeooo:rsid="00397126" style:font-weight-asian="normal" style:font-weight-complex="normal"/>
    </style:style>
    <style:style style:name="T8" style:family="text">
      <style:text-properties fo:font-weight="normal" officeooo:rsid="003a43e9" style:font-weight-asian="normal" style:font-weight-complex="normal"/>
    </style:style>
    <style:style style:name="T9" style:family="text">
      <style:text-properties fo:font-weight="normal" officeooo:rsid="003b65d8" style:font-weight-asian="normal" style:font-weight-complex="normal"/>
    </style:style>
    <style:style style:name="T10" style:family="text">
      <style:text-properties fo:font-weight="normal" officeooo:rsid="0040222b" style:font-weight-asian="normal" style:font-weight-complex="normal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bold" officeooo:rsid="0033f51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fo:font-weight="bold" officeooo:rsid="00397126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fo:font-weight="normal" officeooo:rsid="0035dd3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33f510"/>
    </style:style>
    <style:style style:name="T15" style:family="text">
      <style:text-properties officeooo:rsid="0039712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Locais 2/2021</text:p>
      <text:p text:style-name="P2"/>
      <text:p text:style-name="P2"><text:span text:style-name="T3">Aluno:</text:span><text:span text:style-name="T2"> </text:span>Pedro Henrique Dornelas Almeida</text:p>
      <text:p text:style-name="P2"><text:span text:style-name="T3">Matrícula:</text:span><text:span text:style-name="T2"> </text:span>180108140</text:p>
      <text:p text:style-name="P3"><text:span text:style-name="T3">Data:</text:span><text:span text:style-name="T2"> </text:span><text:span text:style-name="T14">14</text:span><text:span text:style-name="T1">/02/2022</text:span></text:p>
      <text:p text:style-name="P3"/>
      <text:p text:style-name="P4"><text:span text:style-name="T3">Exercício </text:span><text:span text:style-name="T4">3</text:span></text:p>
      <text:p text:style-name="P5"/>
      <text:p text:style-name="P14">3.1) Ruído Térmico e Capacidade de Canal</text:p>
      <text:p text:style-name="P6"/>
      <text:p text:style-name="P21"><text:span text:style-name="T11"><text:tab/>3.1.1</text:span><text:span text:style-name="T12">) </text:span><text:span text:style-name="T13">Considerando os parâmetros:</text:span></text:p>
      <text:p text:style-name="P7"><draw:frame draw:style-name="fr1" draw:name="Objeto2" text:anchor-type="as-char" svg:y="-0.377cm" svg:width="3.66cm" svg:height="0.467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7"><draw:frame draw:style-name="fr1" draw:name="Objeto4" text:anchor-type="as-char" svg:y="-0.437cm" svg:width="2.536cm" svg:height="0.527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line-break/></text:p>
      <text:p text:style-name="P10"><text:tab/>Agora, calculando a densidade de potência de ruído térmico:</text:p>
      <text:p text:style-name="P9"><draw:frame draw:style-name="fr1" draw:name="Objeto1" text:anchor-type="as-char" svg:y="-0.437cm" svg:width="9.403cm" svg:height="0.59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><text:tab/>Passando para a escala de dB:</text:p>
      <text:p text:style-name="P13"><draw:frame draw:style-name="fr1" draw:name="Objeto3" text:anchor-type="as-char" svg:y="-0.437cm" svg:width="10.112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15"><text:tab/>3.1.2) <text:span text:style-name="T5">Considerando os parâmetros:</text:span></text:p>
      <text:p text:style-name="P11"><draw:frame draw:style-name="fr1" draw:name="Objeto5" text:anchor-type="as-char" svg:y="-0.377cm" svg:width="1.877cm" svg:height="0.46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1"><draw:frame draw:style-name="fr1" draw:name="Objeto6" text:anchor-type="as-char" svg:y="-0.377cm" svg:width="2.175cm" svg:height="0.46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1"><draw:frame draw:style-name="fr1" draw:name="Objeto7" text:anchor-type="as-char" svg:y="-0.437cm" svg:width="2.536cm" svg:height="0.527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0"/>
      <text:p text:style-name="P12"><text:tab/>Calculando a potência de ruído térmico na saída:</text:p>
      <text:p text:style-name="P13"><draw:frame draw:style-name="fr1" draw:name="Objeto8" text:anchor-type="as-char" svg:y="-0.386cm" svg:width="2.357cm" svg:height="0.50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3"><draw:frame draw:style-name="fr1" draw:name="Objeto9" text:anchor-type="as-char" svg:y="-0.437cm" svg:width="4.145cm" svg:height="0.52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3"><draw:frame draw:style-name="fr1" draw:name="Objeto10" text:anchor-type="as-char" svg:y="-0.437cm" svg:width="3.542cm" svg:height="0.52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3"/>
      <text:p text:style-name="P12"><text:tab/>Passando para dB:</text:p>
      <text:p text:style-name="P13"><draw:frame draw:style-name="fr1" draw:name="Objeto11" text:anchor-type="as-char" svg:y="-0.437cm" svg:width="7.022cm" svg:height="0.557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2"/>
      <text:p text:style-name="P16"><text:tab/>3.1.3) <text:span text:style-name="T8">É possível usar </text:span><text:span text:style-name="T9">e descobrir o nível de potência requerido(S)</text:span><text:span text:style-name="T8">:</text:span></text:p>
      <text:p text:style-name="P18"><text:span text:style-name="T5"><draw:frame draw:style-name="fr1" draw:name="Objeto21" text:anchor-type="as-char" svg:y="-0.683cm" svg:width="1.907cm" svg:height="1.124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span></text:p>
      <text:p text:style-name="P18"><text:span text:style-name="T5"><draw:frame draw:style-name="fr1" draw:name="Objeto22" text:anchor-type="as-char" svg:y="-0.683cm" svg:width="1.907cm" svg:height="1.124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18"><text:span text:style-name="T5"><draw:frame draw:style-name="fr1" draw:name="Objeto23" text:anchor-type="as-char" svg:y="-0.741cm" svg:width="8.017cm" svg:height="1.242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span></text:p>
      <text:p text:style-name="P20"><text:span text:style-name="T5"><draw:frame draw:style-name="fr1" draw:name="Objeto24" text:anchor-type="as-char" svg:y="-0.386cm" svg:width="8.056cm" svg:height="0.54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span></text:p>
      <text:p text:style-name="P20"><text:span text:style-name="T5"><draw:frame draw:style-name="fr1" draw:name="Objeto25" text:anchor-type="as-char" svg:y="-0.377cm" svg:width="5.502cm" svg:height="0.53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20"><text:span text:style-name="T5"><draw:frame draw:style-name="fr1" draw:name="Objeto26" text:anchor-type="as-char" svg:y="-0.437cm" svg:width="5.83cm" svg:height="0.59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p text:style-name="P16"><text:span text:style-name="T5"/></text:p>
      <text:p text:style-name="P16"><text:span text:style-name="T7"><text:tab/></text:span><text:span text:style-name="T15">3.1.4) </text:span><text:span text:style-name="T9">Podemos utilizar o seguinte:</text:span></text:p>
      <text:p text:style-name="P18"><text:span text:style-name="T9"><draw:frame draw:style-name="fr1" draw:name="Objeto27" text:anchor-type="as-char" svg:y="-0.683cm" svg:width="1.907cm" svg:height="1.124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<text:p text:style-name="P16"><text:span text:style-name="T9"><text:tab/></text:span><text:span text:style-name="T10">Em que a eficiência espectral pode ser escrita como C/B = 6bps/Hz, assim:</text:span></text:p>
      <text:p text:style-name="P18"><text:soft-page-break/><text:span text:style-name="T10"><draw:frame draw:style-name="fr1" draw:name="Objeto28" text:anchor-type="as-char" svg:y="-0.683cm" svg:width="3.769cm" svg:height="1.12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p>
      <text:p text:style-name="P18"><text:span text:style-name="T10"><draw:frame draw:style-name="fr1" draw:name="Objeto29" text:anchor-type="as-char" svg:y="-0.741cm" svg:width="5.676cm" svg:height="1.242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p>
      <text:p text:style-name="P16"><text:span text:style-name="T10"/></text:p>
      <text:p text:style-name="P16"><text:span text:style-name="T5"/></text:p>
      <text:p text:style-name="P16">3.2) BER e Capacidade do Canal</text:p>
      <text:p text:style-name="P16"><text:span text:style-name="T5"/></text:p>
      <text:p text:style-name="P16"><text:span text:style-name="T5"><text:tab/></text:span>3.2.1)</text:p>
      <text:p text:style-name="P16"/>
      <text:p text:style-name="P16"><text:tab/>3.2.2)</text:p>
      <text:p text:style-name="P17"><text:tab/><text:tab/><text:span text:style-name="T5">Considerando os parâmetros:</text:span></text:p>
      <text:p text:style-name="P19"><draw:frame draw:style-name="fr1" draw:name="Objeto12" text:anchor-type="as-char" svg:y="-0.377cm" svg:width="3.875cm" svg:height="0.467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9"><draw:frame draw:style-name="fr1" draw:name="Objeto14" text:anchor-type="as-char" svg:y="-0.377cm" svg:width="2.175cm" svg:height="0.467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9"><draw:frame draw:style-name="fr1" draw:name="Objeto13" text:anchor-type="as-char" svg:y="-0.386cm" svg:width="5.366cm" svg:height="0.50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6"><text:tab/><text:tab/>a) <text:span text:style-name="T6">Usando a fórmula de Shannon podemos encontrar:</text:span></text:p>
      <text:p text:style-name="P18"><text:span text:style-name="T6"><draw:frame draw:style-name="fr1" draw:name="Objeto16" text:anchor-type="as-char" svg:y="-0.386cm" svg:width="3.602cm" svg:height="0.54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p>
      <text:p text:style-name="P18"><text:span text:style-name="T6"><draw:frame draw:style-name="fr1" draw:name="Objeto15" text:anchor-type="as-char" svg:y="-0.437cm" svg:width="7.435cm" svg:height="0.59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<text:p text:style-name="P16"><text:tab/><text:tab/>b) <text:span text:style-name="T7">Usando a fórmula de Nyquist podemos fazer:</text:span></text:p>
      <text:p text:style-name="P18"><text:span text:style-name="T7"><draw:frame draw:style-name="fr1" draw:name="Objeto17" text:anchor-type="as-char" svg:y="-0.386cm" svg:width="3.602cm" svg:height="0.542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8"><text:span text:style-name="T7"><draw:frame draw:style-name="fr1" draw:name="Objeto18" text:anchor-type="as-char" svg:y="-0.437cm" svg:width="3.004cm" svg:height="0.542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18"><text:span text:style-name="T7"><draw:frame draw:style-name="fr1" draw:name="Objeto19" text:anchor-type="as-char" svg:y="-0.386cm" svg:width="2.24cm" svg:height="0.542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p>
      <text:p text:style-name="P18"><text:span text:style-name="T7"><draw:frame draw:style-name="fr1" draw:name="Objeto20" text:anchor-type="as-char" svg:y="-0.437cm" svg:width="2.113cm" svg:height="0.527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03:34.429834774</meta:creation-date>
    <dc:date>2022-02-14T11:43:37.445259881</dc:date>
    <meta:editing-duration>PT1H2M27S</meta:editing-duration>
    <meta:editing-cycles>13</meta:editing-cycles>
    <meta:generator>LibreOffice/6.4.7.2$Linux_X86_64 LibreOffice_project/40$Build-2</meta:generator>
    <meta:document-statistic meta:table-count="0" meta:image-count="0" meta:object-count="29" meta:page-count="2" meta:paragraph-count="50" meta:word-count="111" meta:character-count="722" meta:non-whitespace-character-count="614"/>
  </office:meta>
</office:document-meta>
</file>

<file path=Object 1/content.xml><?xml version="1.0" encoding="utf-8"?>
<math xmlns="http://www.w3.org/1998/Math/MathML" display="block">
  <semantics>
    <mrow>
      <mrow>
        <msub>
          <mi>N</mi>
          <mn>0</mn>
        </msub>
        <mo stretchy="false">=</mo>
        <mi mathvariant="italic">kT</mi>
      </mrow>
      <mrow>
        <mrow>
          <mo fence="true" stretchy="false">(</mo>
          <mrow>
            <mrow>
              <mi>W</mi>
              <mo stretchy="false">/</mo>
              <mi mathvariant="italic">Hz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n>1,38</mn>
                <mo stretchy="false">⋅</mo>
                <msup>
                  <mn>10</mn>
                  <mrow>
                    <mo stretchy="false">−</mo>
                    <mn>23</mn>
                  </mrow>
                </msup>
              </mrow>
            </mrow>
            <mo fence="true" stretchy="false">)</mo>
          </mrow>
          <mo stretchy="false">⋅</mo>
          <mn>290,15</mn>
        </mrow>
        <mo stretchy="false">=</mo>
        <mrow>
          <mn>4</mn>
          <mo stretchy="false">⋅</mo>
          <msup>
            <mn>10</mn>
            <mrow>
              <mo stretchy="false">−</mo>
              <mn>21</mn>
            </mrow>
          </msup>
        </mrow>
      </mrow>
      <mrow>
        <mi>W</mi>
        <mo stretchy="false">/</mo>
        <mi mathvariant="italic">Hz</mi>
      </mrow>
    </mrow>
    <annotation encoding="StarMath 5.0">N_0 = kT(W/Hz) = (1,38 cdot 10^{-23}) cdot 290,15 = 4 cdot 10^{-21} W/Hz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row>
          <mn>4,0572</mn>
          <mo stretchy="false">⋅</mo>
          <msup>
            <mn>10</mn>
            <mrow>
              <mo stretchy="false">−</mo>
              <mn>14</mn>
            </mrow>
          </msup>
        </mrow>
      </mrow>
      <mi>W</mi>
    </mrow>
    <annotation encoding="StarMath 5.0">N = 4,0572 cdot 10^{ -14 } W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n>10</mn>
      </mrow>
      <mi>log</mi>
      <mrow>
        <mrow>
          <mo fence="true" stretchy="false">(</mo>
          <mrow>
            <mrow>
              <mn>4,0572</mn>
              <mo stretchy="false">⋅</mo>
              <msup>
                <mn>10</mn>
                <mrow>
                  <mo stretchy="false">−</mo>
                  <mn>14</mn>
                </mrow>
              </msup>
            </mrow>
          </mrow>
          <mo fence="true" stretchy="false">)</mo>
        </mrow>
        <mo stretchy="false">=</mo>
        <mrow>
          <mo stretchy="false">−</mo>
          <mn>133,9</mn>
        </mrow>
      </mrow>
      <mi mathvariant="italic">dBW</mi>
    </mrow>
    <annotation encoding="StarMath 5.0">N = 10 log ( 4,0572 cdot 10^{-14} ) = -133,9dBW</annotation>
  </semantics>
</math>
</file>

<file path=Object 12/content.xml><?xml version="1.0" encoding="utf-8"?>
<math xmlns="http://www.w3.org/1998/Math/MathML" display="block">
  <semantics>
    <mrow>
      <mrow>
        <mrow>
          <mi>S</mi>
          <mo stretchy="false">/</mo>
          <mi>N</mi>
        </mrow>
        <mo stretchy="false">=</mo>
        <mn>36,123</mn>
      </mrow>
      <mi mathvariant="italic">dB</mi>
      <mrow>
        <mo fence="true" stretchy="false">(</mo>
        <mrow>
          <mrow>
            <mrow>
              <mi>S</mi>
              <mo stretchy="false">/</mo>
              <mi>N</mi>
            </mrow>
            <mo stretchy="false">≈</mo>
            <mn>4095</mn>
          </mrow>
        </mrow>
        <mo fence="true" stretchy="false">)</mo>
      </mrow>
    </mrow>
    <annotation encoding="StarMath 5.0">S/N = 36,123dB ( S/N approx 4095 )</annotation>
  </semantics>
</math>
</file>

<file path=Object 13/content.xml><?xml version="1.0" encoding="utf-8"?>
<math xmlns="http://www.w3.org/1998/Math/MathML" display="block">
  <semantics>
    <mrow>
      <mn>30</mn>
      <mrow>
        <mi mathvariant="italic">MHz</mi>
        <mo stretchy="false">≤</mo>
        <mi>B</mi>
        <mo stretchy="false">≤</mo>
        <mn>40</mn>
      </mrow>
      <mi mathvariant="italic">MHz</mi>
    </mrow>
    <annotation encoding="StarMath 5.0">30MHz &lt;= B &lt;= 40MHz</annotation>
  </semantics>
</math>
</file>

<file path=Object 14/content.xml><?xml version="1.0" encoding="utf-8"?>
<math xmlns="http://www.w3.org/1998/Math/MathML" display="block">
  <semantics>
    <mrow>
      <mrow>
        <mi>B</mi>
        <mo stretchy="false">=</mo>
        <mn>10</mn>
      </mrow>
      <mi mathvariant="italic">MHz</mi>
    </mrow>
    <annotation encoding="StarMath 5.0">B = 10MHz</annotation>
  </semantics>
</math>
</file>

<file path=Object 15/content.xml><?xml version="1.0" encoding="utf-8"?>
<math xmlns="http://www.w3.org/1998/Math/MathML" display="block">
  <semantics>
    <mrow>
      <mrow>
        <mi>C</mi>
        <mo stretchy="false">=</mo>
        <mrow>
          <msup>
            <mn>10</mn>
            <mn>7</mn>
          </msup>
          <mo stretchy="false">⋅</mo>
          <msub>
            <mi>log</mi>
            <mn>2</mn>
          </msub>
        </mrow>
      </mrow>
      <mrow>
        <mrow>
          <mo fence="true" stretchy="false">(</mo>
          <mrow>
            <mrow>
              <mn>1</mn>
              <mo stretchy="false">+</mo>
              <mn>4095</mn>
            </mrow>
          </mrow>
          <mo fence="true" stretchy="false">)</mo>
        </mrow>
        <mo stretchy="false">=</mo>
        <mrow>
          <msup>
            <mn>10</mn>
            <mn>7</mn>
          </msup>
          <mo stretchy="false">⋅</mo>
          <mn>12</mn>
        </mrow>
        <mo stretchy="false">=</mo>
        <mn>120</mn>
      </mrow>
      <mi mathvariant="italic">Mbps</mi>
    </mrow>
    <annotation encoding="StarMath 5.0">C = 10^{ 7 } cdot log_2( 1 + 4095 ) = 10^{ 7 } cdot 12 = 120Mbps</annotation>
  </semantics>
</math>
</file>

<file path=Object 16/content.xml><?xml version="1.0" encoding="utf-8"?>
<math xmlns="http://www.w3.org/1998/Math/MathML" display="block">
  <semantics>
    <mrow>
      <mrow>
        <mi>C</mi>
        <mo stretchy="false">=</mo>
        <mrow>
          <mi>B</mi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+</mo>
            <mrow>
              <mi>S</mi>
              <mo stretchy="false">/</mo>
              <mi>N</mi>
            </mrow>
          </mrow>
        </mrow>
        <mo fence="true" stretchy="false">)</mo>
      </mrow>
    </mrow>
    <annotation encoding="StarMath 5.0">C = B cdot log_2( 1 + S/N )</annotation>
  </semantics>
</math>
</file>

<file path=Object 17/content.xml><?xml version="1.0" encoding="utf-8"?>
<math xmlns="http://www.w3.org/1998/Math/MathML" display="block">
  <semantics>
    <mrow>
      <mrow>
        <mi>C</mi>
        <mo stretchy="false">=</mo>
        <mrow>
          <mi>B</mi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+</mo>
            <mrow>
              <mi>S</mi>
              <mo stretchy="false">/</mo>
              <mi>N</mi>
            </mrow>
          </mrow>
        </mrow>
        <mo fence="true" stretchy="false">)</mo>
      </mrow>
    </mrow>
    <annotation encoding="StarMath 5.0">C = B cdot log_2( 1 + S/N )</annotation>
  </semantics>
</math>
</file>

<file path=Object 18/content.xml><?xml version="1.0" encoding="utf-8"?>
<math xmlns="http://www.w3.org/1998/Math/MathML" display="block">
  <semantics>
    <mrow>
      <mrow>
        <mi>C</mi>
        <mo stretchy="false">=</mo>
        <mn>2</mn>
      </mrow>
      <mrow>
        <mi>B</mi>
        <mo stretchy="false">⋅</mo>
        <msub>
          <mi>log</mi>
          <mn>2</mn>
        </msub>
      </mrow>
      <mrow>
        <mo fence="true" stretchy="false">(</mo>
        <mrow>
          <mi>M</mi>
        </mrow>
        <mo fence="true" stretchy="false">)</mo>
      </mrow>
    </mrow>
    <annotation encoding="StarMath 5.0">C = 2B cdot log_2( M )</annotation>
  </semantics>
</math>
</file>

<file path=Object 19/content.xml><?xml version="1.0" encoding="utf-8"?>
<math xmlns="http://www.w3.org/1998/Math/MathML" display="block">
  <semantics>
    <mrow>
      <mrow>
        <mn>6</mn>
        <mo stretchy="false">=</mo>
        <msub>
          <mi>log</mi>
          <mn>2</mn>
        </msub>
      </mrow>
      <mrow>
        <mo fence="true" stretchy="false">(</mo>
        <mrow>
          <mi>M</mi>
        </mrow>
        <mo fence="true" stretchy="false">)</mo>
      </mrow>
    </mrow>
    <annotation encoding="StarMath 5.0">6 = log_2( M )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17</mn>
      </mrow>
      <mrow>
        <mi mathvariant="italic">ºC</mi>
        <mo stretchy="false">=</mo>
        <mn>290,15</mn>
      </mrow>
      <mi>K</mi>
    </mrow>
    <annotation encoding="StarMath 5.0">T = 17ºC = 290,15K</annotation>
  </semantics>
</math>
</file>

<file path=Object 20/content.xml><?xml version="1.0" encoding="utf-8"?>
<math xmlns="http://www.w3.org/1998/Math/MathML" display="block">
  <semantics>
    <mrow>
      <mi>M</mi>
      <mo stretchy="false">=</mo>
      <msup>
        <mn>2</mn>
        <mn>6</mn>
      </msup>
      <mo stretchy="false">=</mo>
      <mn>64</mn>
    </mrow>
    <annotation encoding="StarMath 5.0">M = 2^6 = 64</annotation>
  </semantics>
</math>
</file>

<file path=Object 21/content.xml><?xml version="1.0" encoding="utf-8"?>
<math xmlns="http://www.w3.org/1998/Math/MathML" display="block">
  <semantics>
    <mrow>
      <mfrac>
        <msub>
          <mi>E</mi>
          <mi>b</mi>
        </msub>
        <msub>
          <mi>N</mi>
          <mn>0</mn>
        </msub>
      </mfrac>
      <mo stretchy="false">=</mo>
      <mfrac>
        <mi>S</mi>
        <mi mathvariant="italic">kTR</mi>
      </mfrac>
    </mrow>
    <annotation encoding="StarMath 5.0">E_b over N_0 = S over kTR</annotation>
  </semantics>
</math>
</file>

<file path=Object 22/content.xml><?xml version="1.0" encoding="utf-8"?>
<math xmlns="http://www.w3.org/1998/Math/MathML" display="block">
  <semantics>
    <mrow>
      <mfrac>
        <msub>
          <mi>E</mi>
          <mi>b</mi>
        </msub>
        <msub>
          <mi>N</mi>
          <mn>0</mn>
        </msub>
      </mfrac>
      <mo stretchy="false">=</mo>
      <mfrac>
        <mi>S</mi>
        <mi mathvariant="italic">kTR</mi>
      </mfrac>
    </mrow>
    <annotation encoding="StarMath 5.0">E_b over N_0 = S over kTR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true">(</mo>
            <mrow>
              <mfrac>
                <msub>
                  <mi>E</mi>
                  <mi>b</mi>
                </msub>
                <msub>
                  <mi>N</mi>
                  <mn>0</mn>
                </msub>
              </mfrac>
            </mrow>
            <mo fence="true" stretchy="true">)</mo>
          </mrow>
          <mi mathvariant="italic">dB</mi>
        </msub>
        <mo stretchy="false">=</mo>
        <mrow>
          <msub>
            <mi>S</mi>
            <mi mathvariant="italic">dbW</mi>
          </msub>
          <mo stretchy="false">−</mo>
          <mn>10</mn>
        </mrow>
      </mrow>
      <mi>log</mi>
      <mrow>
        <mi>R</mi>
        <mo stretchy="false">+</mo>
        <mn>228,6</mn>
      </mrow>
      <mrow>
        <mi mathvariant="italic">dBW</mi>
        <mo stretchy="false">−</mo>
        <mn>10</mn>
      </mrow>
      <mi mathvariant="italic">logT</mi>
    </mrow>
    <annotation encoding="StarMath 5.0">left ( E_b over N_0 right )_dB = S_dbW -10log R +228,6dBW -10logT</annotation>
  </semantics>
</math>
</file>

<file path=Object 24/content.xml><?xml version="1.0" encoding="utf-8"?>
<math xmlns="http://www.w3.org/1998/Math/MathML" display="block">
  <semantics>
    <mrow>
      <mrow>
        <mn>8,4</mn>
        <mo stretchy="false">=</mo>
        <mrow>
          <msub>
            <mi>S</mi>
            <mi mathvariant="italic">dbW</mi>
          </msub>
          <mo stretchy="false">−</mo>
          <mn>10</mn>
        </mrow>
      </mrow>
      <mi>log</mi>
      <mrow>
        <mrow>
          <mo fence="true" stretchy="false">(</mo>
          <mrow>
            <mn>2400</mn>
          </mrow>
          <mo fence="true" stretchy="false">)</mo>
        </mrow>
        <mo stretchy="false">+</mo>
        <mn>228,6</mn>
        <mo stretchy="false">−</mo>
        <mn>10</mn>
      </mrow>
      <mi>log</mi>
      <mrow>
        <mo fence="true" stretchy="false">(</mo>
        <mrow>
          <mn>290</mn>
        </mrow>
        <mo fence="true" stretchy="false">)</mo>
      </mrow>
    </mrow>
    <annotation encoding="StarMath 5.0">8,4 = S_dbW -10log(2400) +228,6 -10log(290)</annotation>
  </semantics>
</math>
</file>

<file path=Object 25/content.xml><?xml version="1.0" encoding="utf-8"?>
<math xmlns="http://www.w3.org/1998/Math/MathML" display="block">
  <semantics>
    <mrow>
      <mn>8,4</mn>
      <mo stretchy="false">=</mo>
      <mrow>
        <msub>
          <mi>S</mi>
          <mi mathvariant="italic">dbW</mi>
        </msub>
        <mo stretchy="false">−</mo>
        <mn>33,8</mn>
        <mo stretchy="false">+</mo>
        <mn>228,6</mn>
        <mo stretchy="false">−</mo>
        <mn>24,62</mn>
      </mrow>
    </mrow>
    <annotation encoding="StarMath 5.0">8,4 = S_dbW -33,8 + 228,6 - 24,62</annotation>
  </semantics>
</math>
</file>

<file path=Object 26/content.xml><?xml version="1.0" encoding="utf-8"?>
<math xmlns="http://www.w3.org/1998/Math/MathML" display="block">
  <semantics>
    <mrow>
      <mrow>
        <msub>
          <mi>S</mi>
          <mi mathvariant="italic">dbW</mi>
        </msub>
        <mo stretchy="false">=</mo>
        <mrow>
          <mo stretchy="false">−</mo>
          <mn>161,78</mn>
        </mrow>
      </mrow>
      <mrow>
        <mi mathvariant="italic">dBW</mi>
        <mo stretchy="false">=</mo>
        <msup>
          <mn>10</mn>
          <mrow>
            <mo stretchy="false">−</mo>
            <mn>16,178</mn>
          </mrow>
        </msup>
      </mrow>
      <mi>W</mi>
    </mrow>
    <annotation encoding="StarMath 5.0">S_dbW = -161,78dBW = 10^{ -16,178 }W</annotation>
  </semantics>
</math>
</file>

<file path=Object 27/content.xml><?xml version="1.0" encoding="utf-8"?>
<math xmlns="http://www.w3.org/1998/Math/MathML" display="block">
  <semantics>
    <mrow>
      <mfrac>
        <msub>
          <mi>E</mi>
          <mi>b</mi>
        </msub>
        <msub>
          <mi>N</mi>
          <mn>0</mn>
        </msub>
      </mfrac>
      <mo stretchy="false">=</mo>
      <mfrac>
        <mi>S</mi>
        <mi mathvariant="italic">kTR</mi>
      </mfrac>
    </mrow>
    <annotation encoding="StarMath 5.0">E_b over N_0 = S over kTR</annotation>
  </semantics>
</math>
</file>

<file path=Object 28/content.xml><?xml version="1.0" encoding="utf-8"?>
<math xmlns="http://www.w3.org/1998/Math/MathML" display="block">
  <semantics>
    <mrow>
      <mrow>
        <mfrac>
          <msub>
            <mi>E</mi>
            <mi>b</mi>
          </msub>
          <msub>
            <mi>N</mi>
            <mn>0</mn>
          </msub>
        </mfrac>
        <mo stretchy="false">=</mo>
        <mfrac>
          <mn>1</mn>
          <mn>6</mn>
        </mfrac>
      </mrow>
      <mrow>
        <mrow>
          <mo fence="true" stretchy="false">(</mo>
          <mrow>
            <mrow>
              <msup>
                <mn>2</mn>
                <mn>6</mn>
              </msup>
              <mo stretchy="false">−</mo>
              <mn>1</mn>
            </mrow>
          </mrow>
          <mo fence="true" stretchy="false">)</mo>
        </mrow>
        <mo stretchy="false">=</mo>
        <mn>10,5</mn>
      </mrow>
    </mrow>
    <annotation encoding="StarMath 5.0">E_b over N_0 = 1 over 6( 2^{6}- 1 ) = 10,5</annotation>
  </semantics>
</math>
</file>

<file path=Object 29/content.xml><?xml version="1.0" encoding="utf-8"?>
<math xmlns="http://www.w3.org/1998/Math/MathML" display="block">
  <semantics>
    <mrow>
      <mrow>
        <msub>
          <mrow>
            <mo fence="true" stretchy="true">(</mo>
            <mrow>
              <mfrac>
                <msub>
                  <mi>E</mi>
                  <mi>b</mi>
                </msub>
                <msub>
                  <mi>N</mi>
                  <mn>0</mn>
                </msub>
              </mfrac>
            </mrow>
            <mo fence="true" stretchy="true">)</mo>
          </mrow>
          <mi mathvariant="italic">dB</mi>
        </msub>
        <mo stretchy="false">=</mo>
        <mn>10</mn>
      </mrow>
      <mi>log</mi>
      <mrow>
        <mrow>
          <mo fence="true" stretchy="false">(</mo>
          <mrow>
            <mn>10,5</mn>
          </mrow>
          <mo fence="true" stretchy="false">)</mo>
        </mrow>
        <mo stretchy="false">=</mo>
        <mn>10,21</mn>
      </mrow>
      <mi mathvariant="italic">dB</mi>
    </mrow>
    <annotation encoding="StarMath 5.0">left ( E_b over N_0 right )_dB = 10log(10,5)=10,21dB</annotation>
  </semantics>
</math>
</file>

<file path=Object 3/content.xml><?xml version="1.0" encoding="utf-8"?>
<math xmlns="http://www.w3.org/1998/Math/MathML" display="block">
  <semantics>
    <mrow>
      <mi>k</mi>
      <mo stretchy="false">=</mo>
      <mrow>
        <mn>1,38</mn>
        <mo stretchy="false">⋅</mo>
        <msup>
          <mn>10</mn>
          <mrow>
            <mo stretchy="false">−</mo>
            <mn>23</mn>
          </mrow>
        </msup>
      </mrow>
    </mrow>
    <annotation encoding="StarMath 5.0">k = 1,38 cdot 10^{-23}  </annotation>
  </semantics>
</math>
</file>

<file path=Object 4/content.xml><?xml version="1.0" encoding="utf-8"?>
<math xmlns="http://www.w3.org/1998/Math/MathML" display="block">
  <semantics>
    <mrow>
      <mn>10</mn>
      <mi>log</mi>
      <msub>
        <mi>N</mi>
        <mn>0</mn>
      </msub>
      <mrow>
        <mrow>
          <mo fence="true" stretchy="false">(</mo>
          <mrow>
            <mrow>
              <mi mathvariant="italic">dBW</mi>
              <mo stretchy="false">/</mo>
              <mi mathvariant="italic">Hz</mi>
            </mrow>
          </mrow>
          <mo fence="true" stretchy="false">)</mo>
        </mrow>
        <mo stretchy="false">=</mo>
        <mn>10</mn>
      </mrow>
      <mi>log</mi>
      <mrow>
        <mrow>
          <mo fence="true" stretchy="false">(</mo>
          <mrow>
            <mrow>
              <mn>4</mn>
              <mo stretchy="false">⋅</mo>
              <msup>
                <mn>10</mn>
                <mrow>
                  <mo stretchy="false">−</mo>
                  <mn>21</mn>
                </mrow>
              </msup>
            </mrow>
          </mrow>
          <mo fence="true" stretchy="false">)</mo>
        </mrow>
        <mo stretchy="false">=</mo>
        <mrow>
          <mo stretchy="false">−</mo>
          <mn>203,97</mn>
        </mrow>
      </mrow>
      <mrow>
        <mi mathvariant="italic">dBW</mi>
        <mo stretchy="false">/</mo>
        <mi mathvariant="italic">Hz</mi>
      </mrow>
    </mrow>
    <annotation encoding="StarMath 5.0">10 log N_0 (dBW/Hz) = 10 log ( 4 cdot 10^{-21} ) = -203,97 dBW/Hz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294</mn>
      </mrow>
      <mi>K</mi>
    </mrow>
    <annotation encoding="StarMath 5.0">T = 294K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10</mn>
      </mrow>
      <mi mathvariant="italic">MHz</mi>
    </mrow>
    <annotation encoding="StarMath 5.0">B = 10MHz</annotation>
  </semantics>
</math>
</file>

<file path=Object 7/content.xml><?xml version="1.0" encoding="utf-8"?>
<math xmlns="http://www.w3.org/1998/Math/MathML" display="block">
  <semantics>
    <mrow>
      <mi>k</mi>
      <mo stretchy="false">=</mo>
      <mrow>
        <mn>1,38</mn>
        <mo stretchy="false">⋅</mo>
        <msup>
          <mn>10</mn>
          <mrow>
            <mo stretchy="false">−</mo>
            <mn>23</mn>
          </mrow>
        </msup>
      </mrow>
    </mrow>
    <annotation encoding="StarMath 5.0">k = 1,38 cdot 10^{-23}  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i mathvariant="italic">kTB</mi>
      </mrow>
      <mrow>
        <mo fence="true" stretchy="false">(</mo>
        <mrow>
          <mi>W</mi>
        </mrow>
        <mo fence="true" stretchy="false">)</mo>
      </mrow>
    </mrow>
    <annotation encoding="StarMath 5.0">N = kTB ( W )</annotation>
  </semantics>
</math>
</file>

<file path=Object 9/content.xml><?xml version="1.0" encoding="utf-8"?>
<math xmlns="http://www.w3.org/1998/Math/MathML" display="block">
  <semantics>
    <mrow>
      <mi>N</mi>
      <mo stretchy="false">=</mo>
      <mrow>
        <mn>1,38</mn>
        <mo stretchy="false">⋅</mo>
        <msup>
          <mn>10</mn>
          <mrow>
            <mo stretchy="false">−</mo>
            <mn>23</mn>
          </mrow>
        </msup>
        <mo stretchy="false">⋅</mo>
        <mn>294</mn>
        <mo stretchy="false">⋅</mo>
        <msup>
          <mn>10</mn>
          <mn>7</mn>
        </msup>
      </mrow>
    </mrow>
    <annotation encoding="StarMath 5.0">N = 1,38 cdot 10^{ -23 } cdot 294 cdot 10^{ 7 }</annotation>
  </semantics>
</math>
</file>